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>
        <style:tab-stops/>
      </style:paragraph-properties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Heading_20_2">
      <style:paragraph-properties fo:margin-left="1.016cm" fo:margin-right="0cm" fo:text-indent="-0.026cm" style:auto-text-indent="false">
        <style:tab-stops/>
      </style:paragraph-properties>
    </style:style>
    <style:style style:name="P5" style:family="paragraph" style:parent-style-name="Heading_20_2">
      <style:paragraph-properties fo:margin-left="0.979cm" fo:margin-right="0cm" fo:text-indent="0cm" style:auto-text-indent="false">
        <style:tab-stops/>
      </style:paragraph-properties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-asian="DejaVu Sans"/>
    </style:style>
    <style:style style:name="T4" style:family="text">
      <style:text-properties style:font-name-complex="DejaVu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eguntero Ing. de Software.</text:h>
      <text:p text:style-name="Text_20_body"/>
      <text:h text:style-name="P5" text:outline-level="2">Métricas de Software.</text:h>
      <text:list xml:id="list944800013" text:style-name="L1">
        <text:list-item>
          <text:p text:style-name="P1">Para que sirve las métricas de software?.</text:p>
        </text:list-item>
        <text:list-item>
          <text:p text:style-name="P1">Para que medimos? (4)</text:p>
        </text:list-item>
        <text:list-item>
          <text:p text:style-name="P1">Defina: Media, Métrica e Indicador.</text:p>
        </text:list-item>
        <text:list-item>
          <text:p text:style-name="P1">Tipos de Métricas. (2)</text:p>
        </text:list-item>
        <text:list-item>
          <text:p text:style-name="P1">Que son las métricas de procesos?</text:p>
        </text:list-item>
        <text:list-item>
          <text:p text:style-name="P1">Para que es necesario medir el proceso? (3)</text:p>
        </text:list-item>
        <text:list-item>
          <text:p text:style-name="P1">Como se mide la eficacia de un proceso de software?</text:p>
        </text:list-item>
        <text:list-item>
          <text:p text:style-name="P1">Reglas para las métricas de software. (7)</text:p>
        </text:list-item>
        <text:list-item>
          <text:p text:style-name="P1">Que permiten las métricas al Gestor de proyecto de software? (5)</text:p>
        </text:list-item>
        <text:list-item>
          <text:p text:style-name="P1">Por que se dice que las métricas de software son tácticas?</text:p>
        </text:list-item>
        <text:list-item>
          <text:p text:style-name="P1">Par que sirven las métricas de proyectos anteriores?</text:p>
        </text:list-item>
        <text:list-item>
          <text:p text:style-name="P1">Que finalidad cumplen las métricas del software? (2)</text:p>
        </text:list-item>
        <text:list-item>
          <text:p text:style-name="P1">Tipos de medición de software. (2)</text:p>
        </text:list-item>
        <text:list-item>
          <text:p text:style-name="P1">Métricas de Software Orientada al tamaño.</text:p>
        </text:list-item>
        <text:list-item>
          <text:p text:style-name="P1">Métricas de software Orientada ala función.</text:p>
        </text:list-item>
        <text:list-item>
          <text:p text:style-name="P1">Métricas de software orientada a la calidad. (4)</text:p>
        </text:list-item>
        <text:list-item>
          <text:p text:style-name="P1"><text:s/>Métricas de La eficacia de la eliminación de defectos.</text:p>
        </text:list-item>
        <text:list-item>
          <text:p text:style-name="P1">Argumentos para la integración de Métricas en el proceso de software. (3)</text:p>
        </text:list-item>
        <text:list-item>
          <text:p text:style-name="P1">Establecimiento de las lineas bases de Métricas.</text:p>
        </text:list-item>
        <text:list-item>
          <text:p text:style-name="P1">Recopilación, calculo y evaluación de métricas.</text:p>
        </text:list-item>
      </text:list>
      <text:p text:style-name="Text_20_body"/>
      <text:h text:style-name="P4" text:outline-level="2">Gestión<text:span text:style-name="T2"> de Configuración de Software.</text:span></text:h>
      <text:list xml:id="list1015830471" text:style-name="L2">
        <text:list-item>
          <text:p text:style-name="P2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Unidad " style:num-suffix="." style:num-format="I" text:start-value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an BC</meta:initial-creator>
    <meta:creation-date>2008-11-14T01:20:37</meta:creation-date>
    <dc:date>2008-11-14T02:35:36</dc:date>
    <dc:creator>Juan BC</dc:creator>
    <meta:editing-duration>PT01H14M26S</meta:editing-duration>
    <meta:editing-cycles>9</meta:editing-cycles>
    <meta:generator>OpenOffice.org/3.0$Linux OpenOffice.org_project/300m9$Build-9358</meta:generator>
    <meta:document-statistic meta:table-count="0" meta:image-count="0" meta:object-count="0" meta:page-count="1" meta:paragraph-count="23" meta:word-count="185" meta:character-count="1060"/>
    <meta:user-defined meta:name="Información 1"/>
    <meta:user-defined meta:name="Información 2"/>
    <meta:user-defined meta:name="Información 3"/>
    <meta:user-defined meta:name="Información 4"/>
  </office:meta>
</office:document-meta>
</file>